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7000000BE7D2018389D5530C4.png" manifest:media-type="image/png"/>
  <manifest:file-entry manifest:full-path="Pictures/10000201000000BF000000C534DAAFD6227B1E86.png" manifest:media-type="image/png"/>
  <manifest:file-entry manifest:full-path="Pictures/10000201000000A7000000BEBF55CCCDA6C9FF30.png" manifest:media-type="image/png"/>
  <manifest:file-entry manifest:full-path="Pictures/10000201000000A7000000BE2B36A280B7FF6AF9.png" manifest:media-type="image/png"/>
  <manifest:file-entry manifest:full-path="Pictures/100002010000007B0000000DAC94326DB5EC5C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="Small_20_Arrow" draw:marker-end-width="0.321cm" draw:textarea-horizontal-align="left" draw:textarea-vertical-align="top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1cm" draw:marker-start-width="0.35cm" draw:marker-end="Small_20_Arrow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602cm" fo:min-width="4.872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2.742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18cm" fo:min-width="2.372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cm" fo:min-width="2.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25cm" fo:min-width="2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1cm" fo:min-width="3.668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39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4.337cm" svg:height="0.457cm" svg:x="14.3cm" svg:y="11.343cm">
          <draw:image xlink:href="Pictures/100002010000007B0000000DAC94326DB5EC5C0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4.8cm" svg:height="5.461cm" svg:x="2cm" svg:y="1.3cm">
          <draw:image xlink:href="Pictures/10000201000000A7000000BE2B36A280B7FF6AF9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5.889cm" svg:height="6.7cm" svg:x="2.7cm" svg:y="9.5cm">
          <draw:image xlink:href="Pictures/10000201000000A7000000BEBF55CCCDA6C9FF30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5.185cm" svg:height="5.347cm" svg:x="8.3cm" svg:y="22.353cm">
          <draw:image xlink:href="Pictures/10000201000000BF000000C534DAAFD6227B1E86.png" xlink:type="simple" xlink:show="embed" xlink:actuate="onLoad" loext:mime-type="image/png">
            <text:p/>
          </draw:image>
        </draw:frame>
        <draw:connector draw:style-name="gr2" draw:text-style-name="P2" draw:layer="layout" svg:x1="4.4cm" svg:y1="6.761cm" svg:x2="5.644cm" svg:y2="9.5cm" draw:start-shape="id1" draw:start-glue-point="2" draw:end-shape="id2" draw:end-glue-point="0" svg:d="M4400 6761v1370h1244v1369" svg:viewBox="0 0 1245 2740">
          <text:p text:style-name="P2"/>
        </draw:connector>
        <draw:connector draw:style-name="gr3" draw:text-style-name="P2" draw:layer="layout" svg:x1="5.644cm" svg:y1="16.2cm" svg:x2="7.7cm" svg:y2="17.95cm" draw:start-shape="id2" draw:start-glue-point="2" draw:end-shape="id3" draw:end-glue-point="5" svg:d="M5644 16200v1750h2056" svg:viewBox="0 0 2057 1751">
          <text:p/>
        </draw:connector>
        <draw:connector draw:style-name="gr3" draw:text-style-name="P2" draw:layer="layout" svg:x1="6.8cm" svg:y1="4.03cm" svg:x2="14.3cm" svg:y2="11.571cm" draw:start-shape="id1" draw:start-glue-point="1" draw:end-shape="id4" draw:end-glue-point="3" svg:d="M6800 4030h3750v7541h3750" svg:viewBox="0 0 7501 7542">
          <text:p/>
        </draw:connector>
        <draw:connector draw:style-name="gr4" draw:text-style-name="P2" draw:layer="layout" svg:x1="16.468cm" svg:y1="11.8cm" svg:x2="14cm" svg:y2="17.95cm" draw:start-shape="id4" draw:start-glue-point="2" draw:end-shape="id3" draw:end-glue-point="7" svg:d="M16468 11800v6150h-2468" svg:viewBox="0 0 2469 6151">
          <text:p/>
        </draw:connector>
        <draw:custom-shape draw:style-name="gr5" draw:text-style-name="P2" draw:layer="layout" svg:width="5.8cm" svg:height="2cm" svg:x="13.1cm" svg:y="1.8cm">
          <text:p text:style-name="P2">Hash Properties</text:p>
          <draw:enhanced-geometry svg:viewBox="0 0 21600 21600" draw:text-areas="800 800 20800 20800" draw:type="round-rectangular-callout" draw:modifiers="-9111.39458714015 37878.2608695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5cm" svg:height="2.7cm" svg:x="15.8cm" svg:y="5.6cm">
          <text:p text:style-name="P2">Create<text:line-break/>Bloom<text:line-break/>Filter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1cm" svg:height="1.8cm" svg:x="7.1cm" svg:y="5.1cm">
          <text:p text:style-name="P2">Encrypt<text:line-break/>Properties</text:p>
          <draw:enhanced-geometry svg:viewBox="0 0 21600 21600" draw:text-areas="800 800 20800 20800" draw:type="round-rectangular-callout" draw:modifiers="-12231.4092228313 36627.651304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xml:id="id3" draw:id="id3" draw:layer="layout" svg:width="6.3cm" svg:height="5.1cm" svg:x="7.7cm" svg:y="15.4cm">
          <text:p text:style-name="P2">Merge Bloom<text:line-break/>Filter into <text:line-break/>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0.85cm" svg:y1="20.5cm" svg:x2="10.892cm" svg:y2="22.353cm" draw:start-shape="id3" draw:start-glue-point="6" draw:end-shape="id5" draw:end-glue-point="0" svg:d="M10850 20500v928h42v925" svg:viewBox="0 0 43 1854">
          <text:p/>
        </draw:connector>
      </draw:page>
      <draw:page draw:name="page2" draw:style-name="dp1" draw:master-page-name="Default">
        <draw:g xml:id="id11" draw:id="id11">
          <draw:frame draw:style-name="gr1" draw:text-style-name="P1" draw:layer="layout" svg:width="4.8cm" svg:height="5.461cm" svg:x="10.6cm" svg:y="21.2cm">
            <draw:image xlink:href="Pictures/10000201000000A7000000BE2B36A280B7FF6AF9.png" xlink:type="simple" xlink:show="embed" xlink:actuate="onLoad" loext:mime-type="image/png">
              <text:p/>
            </draw:image>
          </draw:frame>
          <draw:frame draw:style-name="gr1" draw:text-style-name="P1" draw:layer="layout" svg:width="4.8cm" svg:height="5.461cm" svg:x="10cm" svg:y="21.661cm">
            <draw:image xlink:href="Pictures/10000201000000A7000000BE2B36A280B7FF6AF9.png" xlink:type="simple" xlink:show="embed" xlink:actuate="onLoad" loext:mime-type="image/png">
              <text:p/>
            </draw:image>
          </draw:frame>
          <draw:frame draw:style-name="gr1" draw:text-style-name="P1" xml:id="id8" draw:id="id8" draw:layer="layout" svg:width="5.889cm" svg:height="6.7cm" svg:x="8.9cm" svg:y="21.861cm">
            <draw:image xlink:href="Pictures/10000201000000A7000000BEBF55CCCDA6C9FF30.png" xlink:type="simple" xlink:show="embed" xlink:actuate="onLoad" loext:mime-type="image/png">
              <text:p/>
            </draw:image>
          </draw:frame>
        </draw:g>
        <draw:frame draw:style-name="gr1" draw:text-style-name="P1" xml:id="id6" draw:id="id6" draw:layer="layout" svg:width="4.337cm" svg:height="0.457cm" svg:x="14.3cm" svg:y="11.343cm">
          <draw:image xlink:href="Pictures/100002010000007B0000000DAC94326DB5EC5C07.png" xlink:type="simple" xlink:show="embed" xlink:actuate="onLoad" loext:mime-type="image/png">
            <text:p/>
          </draw:image>
        </draw:frame>
        <draw:frame draw:style-name="gr1" draw:text-style-name="P1" xml:id="id7" draw:id="id7" draw:layer="layout" svg:width="5.185cm" svg:height="5.347cm" svg:x="14.4cm" svg:y="16.953cm">
          <draw:image xlink:href="Pictures/10000201000000BF000000C534DAAFD6227B1E86.png" xlink:type="simple" xlink:show="embed" xlink:actuate="onLoad" loext:mime-type="image/png">
            <text:p/>
          </draw:image>
        </draw:frame>
        <draw:connector draw:style-name="gr3" draw:text-style-name="P2" draw:layer="layout" svg:x1="6.8cm" svg:y1="4.03cm" svg:x2="14.3cm" svg:y2="11.571cm" draw:end-shape="id6" draw:end-glue-point="3" svg:d="M6800 4030h3500v7541h4000" svg:viewBox="0 0 7501 7542">
          <text:p/>
        </draw:connector>
        <draw:connector draw:style-name="gr3" draw:text-style-name="P2" draw:layer="layout" svg:x1="16.468cm" svg:y1="11.8cm" svg:x2="16.992cm" svg:y2="16.953cm" draw:start-shape="id6" draw:start-glue-point="2" draw:end-shape="id7" draw:end-glue-point="0" svg:d="M16468 11800v2577h524v2576" svg:viewBox="0 0 525 5154">
          <text:p/>
        </draw:connector>
        <draw:frame draw:style-name="gr1" draw:text-style-name="P1" draw:layer="layout" svg:width="5.098cm" svg:height="5.8cm" svg:x="2cm" svg:y="1.2cm">
          <draw:image xlink:href="Pictures/10000201000000A7000000BE7D2018389D5530C4.png" xlink:type="simple" xlink:show="embed" xlink:actuate="onLoad" loext:mime-type="image/png">
            <text:p/>
          </draw:image>
        </draw:frame>
        <draw:connector draw:style-name="gr3" draw:text-style-name="P2" draw:layer="layout" svg:x1="16.992cm" svg:y1="22.3cm" svg:x2="14.789cm" svg:y2="25.211cm" draw:start-shape="id7" draw:start-glue-point="2" draw:end-shape="id8" draw:end-glue-point="1" svg:d="M16992 22300v2911h-2203" svg:viewBox="0 0 2204 2912">
          <text:p/>
        </draw:connector>
        <draw:custom-shape draw:style-name="gr5" draw:text-style-name="P2" draw:layer="layout" svg:width="5.8cm" svg:height="2cm" svg:x="12.5cm" svg:y="2.2cm">
          <text:p text:style-name="P2">Hash Properties</text:p>
          <draw:enhanced-geometry svg:viewBox="0 0 21600 21600" draw:text-areas="800 800 20800 20800" draw:type="round-rectangular-callout" draw:modifiers="-8039.02775383555 38806.5967016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5cm" svg:height="2.7cm" svg:x="15.9cm" svg:y="5.9cm">
          <text:p text:style-name="P2">Create<text:line-break/>Bloom<text:line-break/>Filter</text:p>
          <draw:enhanced-geometry svg:viewBox="0 0 21600 21600" draw:text-areas="800 800 20800 20800" draw:type="round-rectangular-callout" draw:modifiers="4022.62210796915 42448.2784154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7cm" svg:height="1.7cm" svg:x="13cm" svg:y="12.9cm">
          <text:p text:style-name="P2">Query<text:line-break/>DB</text:p>
          <draw:enhanced-geometry svg:viewBox="0 0 21600 21600" draw:text-areas="800 800 20800 20800" draw:type="round-rectangular-callout" draw:modifiers="30068.8633839319 24774.6031746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xml:id="id10" draw:id="id10" draw:layer="layout" svg:width="4.8cm" svg:height="5.461cm" svg:x="2.1cm" svg:y="7.6cm">
          <draw:image xlink:href="Pictures/10000201000000A7000000BE2B36A280B7FF6AF9.png" xlink:type="simple" xlink:show="embed" xlink:actuate="onLoad" loext:mime-type="image/png">
            <text:p/>
          </draw:image>
        </draw:frame>
        <draw:connector draw:style-name="gr4" draw:text-style-name="P2" draw:layer="layout" svg:x1="4.365cm" svg:y1="16.625cm" svg:x2="4.5cm" svg:y2="13.061cm" draw:start-shape="id9" draw:start-glue-point="0" draw:end-shape="id10" draw:end-glue-point="2" svg:d="M4365 16625v-1782h135v-1782" svg:viewBox="0 0 136 3565">
          <text:p/>
        </draw:connector>
        <draw:custom-shape draw:style-name="gr10" draw:text-style-name="P2" draw:layer="layout" svg:width="4.5cm" svg:height="1.9cm" svg:x="7.3cm" svg:y="13.8cm">
          <text:p text:style-name="P2">Filter Out <text:line-break/>False Positives</text:p>
          <draw:enhanced-geometry svg:viewBox="0 0 21600 21600" draw:text-areas="800 800 20800 20800" draw:type="round-rectangular-callout" draw:modifiers="-13715.352143968 17464.0715412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" draw:id="id9">
          <draw:frame draw:style-name="gr1" draw:text-style-name="P1" draw:layer="layout" svg:width="4.8cm" svg:height="5.461cm" svg:x="2.465cm" svg:y="16.625cm">
            <draw:image xlink:href="Pictures/10000201000000A7000000BE2B36A280B7FF6AF9.png" xlink:type="simple" xlink:show="embed" xlink:actuate="onLoad" loext:mime-type="image/png">
              <text:p/>
            </draw:image>
          </draw:frame>
          <draw:frame draw:style-name="gr1" draw:text-style-name="P1" draw:layer="layout" svg:width="4.8cm" svg:height="5.461cm" svg:x="1.865cm" svg:y="17.086cm">
            <draw:image xlink:href="Pictures/10000201000000A7000000BE2B36A280B7FF6AF9.png" xlink:type="simple" xlink:show="embed" xlink:actuate="onLoad" loext:mime-type="image/png">
              <text:p/>
            </draw:image>
          </draw:frame>
          <draw:frame draw:style-name="gr1" draw:text-style-name="P1" draw:layer="layout" svg:width="4.8cm" svg:height="5.461cm" svg:x="1.465cm" svg:y="17.486cm">
            <draw:image xlink:href="Pictures/10000201000000A7000000BE2B36A280B7FF6AF9.png" xlink:type="simple" xlink:show="embed" xlink:actuate="onLoad" loext:mime-type="image/png">
              <text:p/>
            </draw:image>
          </draw:frame>
        </draw:g>
        <draw:connector draw:style-name="gr4" draw:text-style-name="P2" draw:layer="layout" svg:x1="8.9cm" svg:y1="24.88cm" svg:x2="4.365cm" svg:y2="22.947cm" draw:start-shape="id11" draw:start-glue-point="3" draw:end-shape="id9" draw:end-glue-point="2" svg:d="M8900 24880h-4535v-1933" svg:viewBox="0 0 4536 1934">
          <text:p/>
        </draw:connector>
        <draw:custom-shape draw:style-name="gr11" draw:text-style-name="P2" draw:layer="layout" svg:width="4.2cm" svg:height="1.3cm" svg:x="2.6cm" svg:y="26cm">
          <text:p text:style-name="P2">Decrypt</text:p>
          <draw:enhanced-geometry svg:viewBox="0 0 21600 21600" draw:text-areas="800 800 20800 20800" draw:type="round-rectangular-callout" draw:modifiers="17142.2042370864 -16303.7663335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9T21:21:11.305620364</meta:creation-date>
    <dc:date>2022-01-11T06:53:48.444861226</dc:date>
    <meta:editing-duration>P1DT10H14M16S</meta:editing-duration>
    <meta:editing-cycles>4</meta:editing-cycles>
    <meta:generator>LibreOffice/6.4.7.2$Linux_X86_64 LibreOffice_project/40$Build-2</meta:generator>
    <meta:document-statistic meta:object-count="35"/>
  </office:meta>
</office:document-meta>
</file>